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6.005cm" svg:height="11.285cm" svg:x="6.533cm" svg:y="8.698cm">
            <draw:object draw:notify-on-update-of-ranges="Arkusz1.E1:Arkusz1.E2 Arkusz1.F3:Arkusz1.F9 Arkusz1.E1:Arkusz1.E1 Arkusz1.F3:Arkusz1.F9 Arkusz1.A3:Arkusz1.A9 Arkusz1.B1:Arkusz1.B1 Arkusz1.C3:Arkusz1.C9 Arkusz1.A3:Arkusz1.A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8.992cm" svg:x="22.579cm" svg:y="9.044cm">
            <draw:object draw:notify-on-update-of-ranges="Arkusz1.J11:Arkusz1.J20 Arkusz1.K11:Arkusz1.K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Z zapisem do bazy danych</text:p>
          </table:table-cell>
          <table:table-cell table:number-columns-repeated="2"/>
          <table:table-cell office:value-type="string">
            <text:p>Brak zapisu do bazy danych</text:p>
          </table:table-cell>
          <table:table-cell table:number-columns-repeated="4"/>
          <table:table-cell table:style-name="ce1" office:value-type="string">
            <text:p>Ilość obiektów</text:p>
          </table:table-cell>
          <table:table-cell table:style-name="ce1" office:value-type="string">
            <text:p>Z zapisem do bazy danych</text:p>
          </table:table-cell>
          <table:table-cell table:style-name="ce1" office:value-type="string">
            <text:p>Brak zapisu do bazy danych</text:p>
          </table:table-cell>
        </table:table-row>
        <table:table-row table:style-name="ro2">
          <table:table-cell office:value-type="string">
            <text:p>Ilość obiektów</text:p>
          </table:table-cell>
          <table:table-cell office:value-type="string">
            <text:p>Ilosc zapisow</text:p>
          </table:table-cell>
          <table:table-cell office:value-type="string">
            <text:p>Czas obiegu (ms)</text:p>
          </table:table-cell>
          <table:table-cell office:value-type="string">
            <text:p>Czas znormal</text:p>
          </table:table-cell>
          <table:table-cell office:value-type="string">
            <text:p>Ilosc zapisów</text:p>
          </table:table-cell>
          <table:table-cell office:value-type="string">
            <text:p>Czas obiegu</text:p>
          </table:table-cell>
          <table:table-cell office:value-type="string">
            <text:p>Czas znormal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table:formula="of:=[.C3]/[.B3]" office:value-type="float" office:value="25.2857142857143">
            <text:p>25,28571428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]/[.F3]" office:value-type="float" office:value="3.5">
            <text:p>3,5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2.5">
            <text:p>2,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75">
            <text:p>375</text:p>
          </table:table-cell>
          <table:table-cell table:formula="of:=[.C4]/[.B4]" office:value-type="float" office:value="26.7857142857143">
            <text:p>26,7857142857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 table:formula="of:=[.E4]/[.F4]" office:value-type="float" office:value="5.6">
            <text:p>5,6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674">
            <text:p>674</text:p>
          </table:table-cell>
          <table:table-cell table:formula="of:=[.C5]/[.B5]" office:value-type="float" office:value="24.0714285714286">
            <text:p>24,071428571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[.E5]/[.F5]" office:value-type="float" office:value="9.33333333333333">
            <text:p>9,3333333333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 table:style-name="ce2" office:value-type="float" office:value="1222">
            <text:p>122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1222">
            <text:p>1222</text:p>
          </table:table-cell>
          <table:table-cell table:formula="of:=[.C6]/[.B6]" office:value-type="float" office:value="21.4385964912281">
            <text:p>21,438596491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[.E6]/[.F6]" office:value-type="float" office:value="14.5">
            <text:p>14,5</text:p>
          </table:table-cell>
          <table:table-cell table:number-columns-repeated="2"/>
          <table:table-cell table:style-name="ce2" office:value-type="float" office:value="160">
            <text:p>160</text:p>
          </table:table-cell>
          <table:table-cell table:style-name="ce2" office:value-type="float" office:value="2629">
            <text:p>2629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  <table:table-cell office:value-type="float" office:value="2629">
            <text:p>2629</text:p>
          </table:table-cell>
          <table:table-cell table:formula="of:=[.C7]/[.B7]" office:value-type="float" office:value="23.0614035087719">
            <text:p>23,0614035088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formula="of:=[.E7]/[.F7]" office:value-type="float" office:value="16.4285714285714">
            <text:p>16,4285714286</text:p>
          </table:table-cell>
          <table:table-cell table:number-columns-repeated="2"/>
          <table:table-cell table:style-name="ce2" office:value-type="float" office:value="320">
            <text:p>320</text:p>
          </table:table-cell>
          <table:table-cell table:style-name="ce2" office:value-type="float" office:value="5052">
            <text:p>5052</text:p>
          </table:table-cell>
          <table:table-cell table:style-name="ce2" office:value-type="float" office:value="13">
            <text:p>1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25">
            <text:p>225</text:p>
          </table:table-cell>
          <table:table-cell office:value-type="float" office:value="5052">
            <text:p>5052</text:p>
          </table:table-cell>
          <table:table-cell table:formula="of:=[.C8]/[.B8]" office:value-type="float" office:value="22.4533333333333">
            <text:p>22,4533333333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table:formula="of:=[.E8]/[.F8]" office:value-type="float" office:value="17.6923076923077">
            <text:p>17,6923076923</text:p>
          </table:table-cell>
          <table:table-cell table:number-columns-repeated="2"/>
          <table:table-cell table:style-name="ce2" office:value-type="float" office:value="640">
            <text:p>640</text:p>
          </table:table-cell>
          <table:table-cell table:style-name="ce2" office:value-type="float" office:value="10028">
            <text:p>10028</text:p>
          </table:table-cell>
          <table:table-cell table:style-name="ce2" office:value-type="float" office:value="31">
            <text:p>3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44">
            <text:p>444</text:p>
          </table:table-cell>
          <table:table-cell office:value-type="float" office:value="10028">
            <text:p>10028</text:p>
          </table:table-cell>
          <table:table-cell table:formula="of:=[.C9]/[.B9]" office:value-type="float" office:value="22.5855855855856">
            <text:p>22,5855855856</text:p>
          </table:table-cell>
          <table:table-cell office:value-type="float" office:value="451">
            <text:p>451</text:p>
          </table:table-cell>
          <table:table-cell office:value-type="float" office:value="31">
            <text:p>31</text:p>
          </table:table-cell>
          <table:table-cell table:formula="of:=[.E9]/[.F9]" office:value-type="float" office:value="14.5483870967742">
            <text:p>14,548387096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number-columns-repeated="9"/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table:number-columns-repeated="9"/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table:number-columns-repeated="9"/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table:number-columns-repeated="9"/>
          <table:table-cell office:value-type="float" office:value="150">
            <text:p>150</text:p>
          </table:table-cell>
          <table:table-cell office:value-type="float" office:value="2413">
            <text:p>2413</text:p>
          </table:table-cell>
          <table:table-cell office:value-type="float" office:value="83.62">
            <text:p>83,62</text:p>
          </table:table-cell>
        </table:table-row>
        <table:table-row table:style-name="ro1">
          <table:table-cell table:number-columns-repeated="9"/>
          <table:table-cell office:value-type="float" office:value="200">
            <text:p>200</text:p>
          </table:table-cell>
          <table:table-cell office:value-type="float" office:value="3041">
            <text:p>3041</text:p>
          </table:table-cell>
          <table:table-cell office:value-type="float" office:value="144.7">
            <text:p>144,7</text:p>
          </table:table-cell>
        </table:table-row>
        <table:table-row table:style-name="ro1">
          <table:table-cell table:number-columns-repeated="9"/>
          <table:table-cell office:value-type="float" office:value="300">
            <text:p>300</text:p>
          </table:table-cell>
          <table:table-cell office:value-type="float" office:value="4292">
            <text:p>4292</text:p>
          </table:table-cell>
          <table:table-cell office:value-type="float" office:value="215.8">
            <text:p>215,8</text:p>
          </table:table-cell>
        </table:table-row>
        <table:table-row table:style-name="ro1">
          <table:table-cell table:number-columns-repeated="9"/>
          <table:table-cell office:value-type="float" office:value="400">
            <text:p>400</text:p>
          </table:table-cell>
          <table:table-cell office:value-type="float" office:value="6553">
            <text:p>6553</text:p>
          </table:table-cell>
          <table:table-cell office:value-type="float" office:value="285.4">
            <text:p>285,4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rkusz2" table:style-name="ta1">
        <table:shapes>
          <draw:frame draw:z-index="0" draw:style-name="gr1" draw:text-style-name="P1" svg:width="16.97cm" svg:height="9.536cm" svg:x="0cm" svg:y="0cm">
            <draw:object draw:notify-on-update-of-ranges="Arkusz1.J11:Arkusz1.J20 Arkusz1.K11:Arkusz1.K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table table:name="Arkusz3" table:style-name="ta1">
        <table:shapes>
          <draw:frame draw:z-index="0" draw:style-name="gr1" draw:text-style-name="P1" svg:width="22.688cm" svg:height="15.061cm" svg:x="0cm" svg:y="0cm">
            <draw:object draw:notify-on-update-of-ranges="Arkusz1.F3:Arkusz1.F9 Arkusz1.A3:Arkusz1.A9 Arkusz1.E1:Arkusz1.E1 Arkusz1.F3:Arkusz1.F9 Arkusz1.A3:Arkusz1.A9 Arkusz1.B1:Arkusz1.B1 Arkusz1.C3:Arkusz1.C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.00.0000</text:date>, <text:time style:data-style-name="N2" text:time-value="0000-00-00T23:09: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22:23:55</meta:creation-date>
    <dc:date>2013-07-26T07:06:14</dc:date>
    <meta:editing-duration>PT7H8M</meta:editing-duration>
    <meta:editing-cycles>12</meta:editing-cycles>
    <meta:generator>LibreOffice/4.0.3.3$Linux_X86_64 LibreOffice_project/400m0$Build-3</meta:generator>
    <meta:document-statistic meta:table-count="3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11.286cm" xlink:href=".." xlink:type="simple" chart:class="chart:scatter" chart:style-name="ch1">
        <chart:legend svg:x="5.882cm" svg:y="9.851cm" style:legend-expansion="custom" chartooo:width="5.502cm" chartooo:height="1.374cm" style:legend-expansion-aspect-ratio="4.00436681222707" chart:style-name="ch2"/>
        <chart:plot-area chart:style-name="ch3" table:cell-range-address="Arkusz1.E1:Arkusz1.E2 Arkusz1.F3:Arkusz1.F9 Arkusz1.A3:Arkusz1.A9 Arkusz1.B1:Arkusz1.B1 Arkusz1.C3:Arkusz1.C9" chart:data-source-has-labels="both" svg:x="0.62cm" svg:y="0.429cm" svg:width="15.02cm" svg:height="9.245cm">
          <chartooo:coordinate-region svg:x="1.982cm" svg:y="0.628cm" svg:width="13.378cm" svg:height="8.399cm"/>
          <chart:axis chart:dimension="x" chart:name="primary-x" chart:style-name="ch4" chartooo:axis-type="auto">
            <chart:categories table:cell-range-address="Arkusz1.F3:Arkusz1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F3:Arkusz1.F9" chart:label-cell-address="Arkusz1.E1:Arkusz1.E1" chart:class="chart:scatter">
            <chart:domain table:cell-range-address="Arkusz1.A3:Arkusz1.A9"/>
            <chart:data-point chart:repeated="7"/>
          </chart:series>
          <chart:series chart:style-name="ch8" chart:values-cell-range-address="Arkusz1.C3:Arkusz1.C9" chart:label-cell-address="Arkusz1.B1:Arkusz1.B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rak zapisu do bazy danych</text:p>
                <draw:g>
                  <svg:desc>Arkusz1.E1:Arkusz1.E1</svg:desc>
                </draw:g>
              </table:table-cell>
              <table:table-cell office:value-type="string">
                <text:p>Z zapisem do bazy danych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F3:Arkusz1.F9</svg:desc>
                </draw:g>
              </table:table-cell>
              <table:table-cell office:value-type="float" office:value="10">
                <text:p>10</text:p>
                <draw:g>
                  <svg:desc>Arkusz1.A3:Arkusz1.A9</svg:desc>
                </draw:g>
              </table:table-cell>
              <table:table-cell office:value-type="float" office:value="2">
                <text:p>2</text:p>
                <draw:g>
                  <svg:desc>Arkusz1.F3:Arkusz1.F9</svg:desc>
                </draw:g>
              </table:table-cell>
              <table:table-cell office:value-type="float" office:value="177">
                <text:p>177</text:p>
                <draw:g>
                  <svg:desc>Arkusz1.C3:Arkusz1.C9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13">
                <text:p>13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0">
                <text:p>640</text:p>
              </table:table-cell>
              <table:table-cell office:value-type="float" office:value="31">
                <text:p>31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plot-area chart:style-name="ch2" table:cell-range-address="Arkusz1.J11:Arkusz1.K20" svg:x="1.331cm" svg:y="0.851cm" svg:width="14.032cm" svg:height="6.982cm">
          <chartooo:coordinate-region svg:x="2.508cm" svg:y="1.05cm" svg:width="12.575cm" svg:height="6.136cm"/>
          <chart:axis chart:dimension="x" chart:name="primary-x" chart:style-name="ch3">
            <chart:title svg:x="6.398cm" svg:y="8.012cm" chart:style-name="ch4">
              <text:p>Ilość obiektów w symulacji</text:p>
            </chart:title>
          </chart:axis>
          <chart:axis chart:dimension="y" chart:name="primary-y" chart:style-name="ch5">
            <chart:title svg:x="0.451cm" svg:y="6.489cm" chart:style-name="ch6">
              <text:p>Średni czas obiegu pętli (ms)</text:p>
            </chart:title>
            <chart:grid chart:style-name="ch7" chart:class="major"/>
          </chart:axis>
          <chart:series chart:style-name="ch8" chart:values-cell-range-address="Arkusz1.K11:Arkusz1.K20" chart:class="chart:scatter">
            <chart:domain table:cell-range-address="Arkusz1.J11:Arkusz1.J2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J11:Arkusz1.J20</svg:desc>
                </draw:g>
              </table:table-cell>
              <table:table-cell office:value-type="float" office:value="3.5">
                <text:p>3.5</text:p>
                <draw:g>
                  <svg:desc>Arkusz1.K11:Arkusz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553">
                <text:p>6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71cm" svg:height="9.537cm" xlink:href=".." xlink:type="simple" chart:class="chart:scatter" chart:style-name="ch1">
        <chart:plot-area chart:style-name="ch2" table:cell-range-address="Arkusz1.J11:Arkusz1.K20" svg:x="1.35cm" svg:y="0.895cm" svg:width="14.943cm" svg:height="7.471cm">
          <chartooo:coordinate-region svg:x="2.527cm" svg:y="1.094cm" svg:width="13.486cm" svg:height="6.625cm"/>
          <chart:axis chart:dimension="x" chart:name="primary-x" chart:style-name="ch3">
            <chart:title svg:x="6.872cm" svg:y="8.556cm" chart:style-name="ch4">
              <text:p>Ilość obiektów w symulacji</text:p>
            </chart:title>
          </chart:axis>
          <chart:axis chart:dimension="y" chart:name="primary-y" chart:style-name="ch5">
            <chart:title svg:x="0.451cm" svg:y="6.777cm" chart:style-name="ch6">
              <text:p>Średni czas obiegu pętli (ms)</text:p>
            </chart:title>
            <chart:grid chart:style-name="ch7" chart:class="major"/>
          </chart:axis>
          <chart:series chart:style-name="ch8" chart:values-cell-range-address="Arkusz1.K11:Arkusz1.K20" chart:class="chart:scatter">
            <chart:domain table:cell-range-address="Arkusz1.J11:Arkusz1.J2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J11:Arkusz1.J20</svg:desc>
                </draw:g>
              </table:table-cell>
              <table:table-cell office:value-type="float" office:value="3.5">
                <text:p>3.5</text:p>
                <draw:g>
                  <svg:desc>Arkusz1.K11:Arkusz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553">
                <text:p>6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71cm" svg:height="9.537cm" xlink:href=".." xlink:type="simple" chart:class="chart:scatter" chart:style-name="ch1">
        <chart:plot-area chart:style-name="ch2" table:cell-range-address="Arkusz1.J11:Arkusz1.K20" svg:x="1.35cm" svg:y="0.895cm" svg:width="14.943cm" svg:height="7.471cm">
          <chartooo:coordinate-region svg:x="2.527cm" svg:y="1.094cm" svg:width="13.486cm" svg:height="6.625cm"/>
          <chart:axis chart:dimension="x" chart:name="primary-x" chart:style-name="ch3">
            <chart:title svg:x="6.872cm" svg:y="8.556cm" chart:style-name="ch4">
              <text:p>Ilość obiektów w symulacji</text:p>
            </chart:title>
          </chart:axis>
          <chart:axis chart:dimension="y" chart:name="primary-y" chart:style-name="ch5">
            <chart:title svg:x="0.451cm" svg:y="6.777cm" chart:style-name="ch6">
              <text:p>Średni czas obiegu pętli (ms)</text:p>
            </chart:title>
            <chart:grid chart:style-name="ch7" chart:class="major"/>
          </chart:axis>
          <chart:series chart:style-name="ch8" chart:values-cell-range-address="Arkusz1.K11:Arkusz1.K20" chart:class="chart:scatter">
            <chart:domain table:cell-range-address="Arkusz1.J11:Arkusz1.J2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J11:Arkusz1.J20</svg:desc>
                </draw:g>
              </table:table-cell>
              <table:table-cell office:value-type="float" office:value="3.5">
                <text:p>3.5</text:p>
                <draw:g>
                  <svg:desc>Arkusz1.K11:Arkusz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553">
                <text:p>65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89cm" svg:height="15.062cm" xlink:href=".." xlink:type="simple" chart:class="chart:scatter" chart:style-name="ch1">
        <chart:legend svg:x="8.063cm" svg:y="13.148cm" style:legend-expansion="custom" chartooo:width="7.799cm" chartooo:height="1.833cm" style:legend-expansion-aspect-ratio="4.25477359519913" chart:style-name="ch2"/>
        <chart:plot-area chart:style-name="ch3" table:cell-range-address="Arkusz1.F3:Arkusz1.F9 Arkusz1.A3:Arkusz1.A9 Arkusz1.E1:Arkusz1.E1 Arkusz1.B1:Arkusz1.B1 Arkusz1.C3:Arkusz1.C9" chart:data-source-has-labels="both" svg:x="1.447cm" svg:y="0.639cm" svg:width="20.604cm" svg:height="11.378cm">
          <chartooo:coordinate-region svg:x="2.809cm" svg:y="0.838cm" svg:width="18.962cm" svg:height="10.532cm"/>
          <chart:axis chart:dimension="x" chart:name="primary-x" chart:style-name="ch4" chartooo:axis-type="auto">
            <chart:title svg:x="9.8cm" svg:y="12.318cm" chart:style-name="ch5">
              <text:p>Ilość obiektów w symulacji</text:p>
            </chart:title>
            <chart:categories table:cell-range-address="Arkusz1.F3:Arkusz1.F9"/>
          </chart:axis>
          <chart:axis chart:dimension="y" chart:name="primary-y" chart:style-name="ch6">
            <chart:title svg:x="0.434cm" svg:y="8.475cm" chart:style-name="ch7">
              <text:p>Średni czas obiegu pętli (ms)</text:p>
            </chart:title>
            <chart:grid chart:style-name="ch8" chart:class="major"/>
          </chart:axis>
          <chart:series chart:style-name="ch9" chart:values-cell-range-address="Arkusz1.F3:Arkusz1.F9" chart:label-cell-address="Arkusz1.E1:Arkusz1.E1" chart:class="chart:scatter">
            <chart:domain table:cell-range-address="Arkusz1.A3:Arkusz1.A9"/>
            <chart:data-point chart:repeated="7"/>
          </chart:series>
          <chart:series chart:style-name="ch10" chart:values-cell-range-address="Arkusz1.C3:Arkusz1.C9" chart:label-cell-address="Arkusz1.B1:Arkusz1.B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rak zapisu do bazy danych</text:p>
                <draw:g>
                  <svg:desc>Arkusz1.E1:Arkusz1.E1</svg:desc>
                </draw:g>
              </table:table-cell>
              <table:table-cell office:value-type="string">
                <text:p>Z zapisem do bazy danych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F3:Arkusz1.F9</svg:desc>
                </draw:g>
              </table:table-cell>
              <table:table-cell office:value-type="float" office:value="10">
                <text:p>10</text:p>
                <draw:g>
                  <svg:desc>Arkusz1.A3:Arkusz1.A9</svg:desc>
                </draw:g>
              </table:table-cell>
              <table:table-cell office:value-type="float" office:value="2">
                <text:p>2</text:p>
                <draw:g>
                  <svg:desc>Arkusz1.F3:Arkusz1.F9</svg:desc>
                </draw:g>
              </table:table-cell>
              <table:table-cell office:value-type="float" office:value="177">
                <text:p>177</text:p>
                <draw:g>
                  <svg:desc>Arkusz1.C3:Arkusz1.C9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13">
                <text:p>13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0">
                <text:p>640</text:p>
              </table:table-cell>
              <table:table-cell office:value-type="float" office:value="31">
                <text:p>31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